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2pt" style:font-size-asian="12pt" style:font-name-complex="Times New Roman1" style:font-size-complex="12pt"/>
    </style:style>
    <style:style style:name="P2" style:family="paragraph" style:parent-style-name="Standard">
      <style:paragraph-properties fo:line-height="200%" fo:text-align="center" style:justify-single-word="false"/>
      <style:text-properties style:font-name="Times New Roman" fo:font-size="12pt" officeooo:rsid="011794d5" officeooo:paragraph-rsid="011794d5" style:font-size-asian="12pt" style:font-size-complex="12pt"/>
    </style:style>
    <style:style style:name="P3" style:family="paragraph" style:parent-style-name="Standard">
      <style:paragraph-properties fo:line-height="200%" fo:text-align="center" style:justify-single-word="false"/>
      <style:text-properties style:font-name="Times New Roman" fo:font-size="12pt" style:font-size-asian="12pt" style:font-size-complex="12pt"/>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margin-top="0in" fo:margin-bottom="0in" style:contextual-spacing="false" fo:line-height="200%"/>
      <style:text-properties fo:color="#202122" loext:opacity="100%" style:font-name="Times New Roman" fo:font-size="12pt" fo:letter-spacing="0.002in" fo:font-weight="normal" style:font-size-asian="12pt" style:font-weight-asian="normal" style:font-name-complex="Times New Roman1" style:font-size-complex="12pt" style:font-weight-complex="normal"/>
    </style:style>
    <style:style style:name="P6" style:family="paragraph" style:parent-style-name="Standard">
      <style:paragraph-properties fo:line-height="200%" fo:text-align="center" style:justify-single-word="false" fo:break-before="page"/>
      <style:text-properties style:font-name="Times New Roman" fo:font-size="12pt" fo:font-weight="bold" officeooo:rsid="01188a8b" officeooo:paragraph-rsid="01188a8b" style:font-size-asian="12pt" style:font-weight-asian="bold" style:font-size-complex="12pt" style:font-weight-complex="bold"/>
    </style:style>
    <style:style style:name="P7" style:family="paragraph" style:parent-style-name="Standard">
      <style:paragraph-properties fo:line-height="200%" fo:text-align="center" style:justify-single-word="false"/>
      <style:text-properties style:font-name="Times New Roman" fo:font-size="12pt" officeooo:rsid="0118bbf7" officeooo:paragraph-rsid="0118bbf7" style:font-size-asian="12pt" style:font-size-complex="12pt"/>
    </style:style>
    <style:style style:name="P8" style:family="paragraph" style:parent-style-name="Standard">
      <style:paragraph-properties fo:line-height="200%" fo:text-align="start" style:justify-single-word="false"/>
      <style:text-properties style:font-name="Times New Roman" fo:font-size="12pt" fo:font-weight="normal" officeooo:rsid="01073963" officeooo:paragraph-rsid="01073963" style:font-size-asian="12pt" style:font-weight-asian="normal" style:font-size-complex="12pt" style:font-weight-complex="normal"/>
    </style:style>
    <style:style style:name="P9" style:family="paragraph" style:parent-style-name="Standard">
      <style:paragraph-properties fo:line-height="200%" fo:text-align="center" style:justify-single-word="false"/>
      <style:text-properties style:font-name="Times New Roman" fo:font-size="12pt" fo:font-weight="bold" officeooo:rsid="011a4676" officeooo:paragraph-rsid="011a4676" style:font-size-asian="12pt" style:font-weight-asian="bold" style:font-name-complex="Times New Roman1" style:font-size-complex="12pt" style:font-weight-complex="bold"/>
    </style:style>
    <style:style style:name="P10" style:family="paragraph" style:parent-style-name="Standard">
      <style:paragraph-properties fo:line-height="200%" fo:text-align="start" style:justify-single-word="false"/>
      <style:text-properties style:font-name="Times New Roman" fo:font-size="12pt" fo:font-weight="normal" officeooo:rsid="01090cb6" officeooo:paragraph-rsid="011c45fb" style:font-size-asian="12pt" style:font-weight-asian="normal" style:font-size-complex="12pt" style:font-weight-complex="normal"/>
    </style:style>
    <style:style style:name="P11" style:family="paragraph" style:parent-style-name="Standard">
      <style:paragraph-properties fo:line-height="200%" fo:text-align="center" style:justify-single-word="false"/>
      <style:text-properties style:font-name="Times New Roman" fo:font-size="12pt" fo:font-weight="bold" officeooo:rsid="011c45fb" officeooo:paragraph-rsid="011c45fb" style:font-size-asian="12pt" style:font-weight-asian="bold" style:font-name-complex="Times New Roman1" style:font-size-complex="12pt" style:font-weight-complex="bold"/>
    </style:style>
    <style:style style:name="P12" style:family="paragraph" style:parent-style-name="Standard">
      <style:paragraph-properties fo:line-height="200%" fo:text-align="start" style:justify-single-word="false"/>
      <style:text-properties style:font-name="Times New Roman" fo:font-size="12pt" fo:font-weight="normal" officeooo:rsid="011c45fb" officeooo:paragraph-rsid="011d3e37" style:font-size-asian="12pt" style:font-weight-asian="normal" style:font-name-complex="Times New Roman1" style:font-size-complex="12pt" style:font-weight-complex="normal"/>
    </style:style>
    <style:style style:name="P13" style:family="paragraph" style:parent-style-name="Standard">
      <style:paragraph-properties fo:line-height="200%" fo:text-align="center" style:justify-single-word="false"/>
      <style:text-properties style:font-name="Times New Roman" fo:font-size="12pt" fo:font-weight="bold" officeooo:rsid="011c45fb" officeooo:paragraph-rsid="011d3e37" style:font-size-asian="12pt" style:font-weight-asian="bold" style:font-name-complex="Times New Roman1" style:font-size-complex="12pt" style:font-weight-complex="bold"/>
    </style:style>
    <style:style style:name="P14" style:family="paragraph" style:parent-style-name="Standard">
      <style:paragraph-properties fo:line-height="200%" fo:text-align="center" style:justify-single-word="false"/>
      <style:text-properties style:font-name="Times New Roman" fo:font-size="12pt" fo:font-weight="bold" officeooo:rsid="01235154" officeooo:paragraph-rsid="01235154" style:font-size-asian="12pt" style:font-weight-asian="bold" style:font-name-complex="Times New Roman1" style:font-size-complex="12pt" style:font-weight-complex="bold"/>
    </style:style>
    <style:style style:name="P15" style:family="paragraph" style:parent-style-name="Standard">
      <style:paragraph-properties fo:line-height="200%" fo:text-align="center" style:justify-single-word="false" fo:break-before="page"/>
      <style:text-properties style:font-name="Times New Roman" fo:font-size="12pt" fo:font-weight="bold" officeooo:rsid="01262906" officeooo:paragraph-rsid="01262906" style:font-size-asian="12pt" style:font-weight-asian="bold" style:font-name-complex="Times New Roman1" style:font-size-complex="12pt" style:font-weight-complex="bold"/>
    </style:style>
    <style:style style:name="P16" style:family="paragraph" style:parent-style-name="Standard">
      <style:paragraph-properties fo:margin-left="0.5in" fo:line-height="200%" fo:text-align="start" style:justify-single-word="false" fo:text-indent="-0.5in" style:auto-text-indent="false">
        <style:tab-stops/>
      </style:paragraph-properties>
      <style:text-properties style:font-name="Times New Roman" fo:font-size="12pt" fo:font-weight="normal" officeooo:rsid="012653f8" officeooo:paragraph-rsid="012653f8" style:font-size-asian="12pt" style:font-weight-asian="normal" style:font-name-complex="Times New Roman1" style:font-size-complex="12pt" style:font-weight-complex="normal"/>
    </style:style>
    <style:style style:name="P17" style:family="paragraph" style:parent-style-name="Standard">
      <style:paragraph-properties fo:margin-left="0.5in" fo:line-height="200%" fo:text-align="start" style:justify-single-word="false" fo:text-indent="-0.5in" style:auto-text-indent="false">
        <style:tab-stops/>
      </style:paragraph-properties>
      <style:text-properties style:font-name="Times New Roman" fo:font-size="12pt" fo:font-weight="normal" officeooo:rsid="01273b8c" officeooo:paragraph-rsid="01273b8c" style:font-size-asian="12pt" style:font-weight-asian="normal" style:font-name-complex="Times New Roman1" style:font-size-complex="12pt" style:font-weight-complex="normal"/>
    </style:style>
    <style:style style:name="P18" style:family="paragraph" style:parent-style-name="Standard">
      <style:paragraph-properties fo:margin-left="0.5in" fo:line-height="200%" fo:text-align="start" style:justify-single-word="false" fo:text-indent="-0.5in" style:auto-text-indent="false">
        <style:tab-stops/>
      </style:paragraph-properties>
      <style:text-properties officeooo:paragraph-rsid="01262906"/>
    </style:style>
    <style:style style:name="P19" style:family="paragraph" style:parent-style-name="Standard">
      <style:paragraph-properties fo:margin-left="0.5in" fo:line-height="200%" fo:text-align="start" style:justify-single-word="false" fo:text-indent="-0.5in" style:auto-text-indent="false">
        <style:tab-stops/>
      </style:paragraph-properties>
      <style:text-properties style:font-name="Times New Roman" fo:font-size="12pt" fo:font-weight="normal" officeooo:rsid="012a7dc9" officeooo:paragraph-rsid="012a7dc9" style:font-size-asian="12pt" style:font-weight-asian="normal" style:font-name-complex="Times New Roman1" style:font-size-complex="12pt" style:font-weight-complex="normal"/>
    </style:style>
    <style:style style:name="T1" style:family="text">
      <style:text-properties officeooo:rsid="010611f8" style:font-name-complex="Times New Roman1"/>
    </style:style>
    <style:style style:name="T2" style:family="text">
      <style:text-properties style:font-name-complex="Times New Roman1"/>
    </style:style>
    <style:style style:name="T3" style:family="text">
      <style:text-properties officeooo:rsid="00d91ff9" style:font-name-complex="Times New Roman1"/>
    </style:style>
    <style:style style:name="T4" style:family="text">
      <style:text-properties officeooo:rsid="000631fd" style:font-name-complex="Times New Roman1"/>
    </style:style>
    <style:style style:name="T5" style:family="text">
      <style:text-properties fo:color="#202122" loext:opacity="100%" style:font-name="Times New Roman" fo:font-size="12pt" fo:letter-spacing="0.002in" fo:font-weight="normal" officeooo:rsid="0110dac4" style:font-size-asian="12pt" style:font-weight-asian="normal" style:font-name-complex="Times New Roman1" style:font-size-complex="12pt" style:font-weight-complex="normal"/>
    </style:style>
    <style:style style:name="T6" style:family="text">
      <style:text-properties fo:color="#202122" loext:opacity="100%" style:font-name="Times New Roman" fo:font-size="12pt" fo:letter-spacing="0.002in" fo:font-weight="normal" officeooo:rsid="011794d5" style:font-size-asian="12pt" style:font-weight-asian="normal" style:font-name-complex="Times New Roman1" style:font-size-complex="12pt" style:font-weight-complex="normal"/>
    </style:style>
    <style:style style:name="T7" style:family="text">
      <style:text-properties fo:color="#202122" loext:opacity="100%" style:font-name="Times New Roman" fo:font-size="12pt" fo:letter-spacing="0.002in" fo:font-weight="normal" style:font-size-asian="12pt" style:font-weight-asian="normal" style:font-name-complex="Times New Roman1" style:font-size-complex="12pt" style:font-weight-complex="normal"/>
    </style:style>
    <style:style style:name="T8" style:family="text">
      <style:text-properties fo:color="#202122" loext:opacity="100%" style:font-name="Times New Roman" fo:font-size="12pt" fo:letter-spacing="0.002in" fo:font-weight="normal" officeooo:rsid="0007c0e9" style:font-size-asian="12pt" style:font-weight-asian="normal" style:font-name-complex="Times New Roman1" style:font-size-complex="12pt" style:font-weight-complex="normal"/>
    </style:style>
    <style:style style:name="T9" style:family="text">
      <style:text-properties fo:font-weight="bold" style:font-weight-asian="bold" style:font-name-complex="Times New Roman1" style:font-weight-complex="bold"/>
    </style:style>
    <style:style style:name="T10" style:family="text">
      <style:text-properties officeooo:rsid="0118bbf7" style:font-name-complex="Times New Roman1"/>
    </style:style>
    <style:style style:name="T11" style:family="text">
      <style:text-properties officeooo:rsid="011d3e37" style:font-name-complex="Times New Roman1"/>
    </style:style>
    <style:style style:name="T12" style:family="text">
      <style:text-properties officeooo:rsid="01249616" style:font-name-complex="Times New Roman1"/>
    </style:style>
    <style:style style:name="T13" style:family="text">
      <style:text-properties officeooo:rsid="011ebb73" style:font-name-complex="Times New Roman1"/>
    </style:style>
    <style:style style:name="T14" style:family="text">
      <style:text-properties officeooo:rsid="011a4676" style:font-name-complex="Times New Roman1"/>
    </style:style>
    <style:style style:name="T15" style:family="text">
      <style:text-properties officeooo:rsid="01200534" style:font-name-complex="Times New Roman1"/>
    </style:style>
    <style:style style:name="T16" style:family="text">
      <style:text-properties officeooo:rsid="011c45fb" style:font-name-complex="Times New Roman1"/>
    </style:style>
    <style:style style:name="T17" style:family="text">
      <style:text-properties officeooo:rsid="012653f8" style:font-name-complex="Times New Roman1"/>
    </style:style>
    <style:style style:name="T18" style:family="text">
      <style:text-properties officeooo:rsid="012b67fe" style:font-name-complex="Times New Roman1"/>
    </style:style>
    <style:style style:name="T19" style:family="text">
      <style:text-properties officeooo:rsid="01262906" style:font-name-complex="Times New Roman1"/>
    </style:style>
    <style:style style:name="T20" style:family="text">
      <style:text-properties officeooo:rsid="0120bfbe" style:font-name-complex="Times New Roman1"/>
    </style:style>
    <style:style style:name="T21" style:family="text">
      <style:text-properties officeooo:rsid="0120bfbe"/>
    </style:style>
    <style:style style:name="T22" style:family="text">
      <style:text-properties officeooo:rsid="0128dd16"/>
    </style:style>
    <style:style style:name="T23" style:family="text">
      <style:text-properties officeooo:rsid="01273b8c"/>
    </style:style>
    <style:style style:name="T24" style:family="text">
      <style:text-properties officeooo:rsid="012b67fe"/>
    </style:style>
    <style:style style:name="T25" style:family="text">
      <style:text-properties officeooo:rsid="01227f3f"/>
    </style:style>
    <style:style style:name="T26" style:family="text">
      <style:text-properties officeooo:rsid="0122dbd3"/>
    </style:style>
    <style:style style:name="T27" style:family="text">
      <style:text-properties officeooo:rsid="012d237e"/>
    </style:style>
    <style:style style:name="T28" style:family="text">
      <style:text-properties officeooo:rsid="012f09e3"/>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Times New Roman" fo:font-size="12pt" fo:font-weight="normal" officeooo:rsid="01262906" style:font-size-asian="12pt" style:font-weight-asian="normal" style:font-name-complex="Times New Roman1" style:font-size-complex="12pt" style:font-weight-complex="normal"/>
    </style:style>
    <style:style style:name="T32" style:family="text">
      <style:text-properties style:font-name="Times New Roman" fo:font-size="12pt" fo:font-style="italic" fo:font-weight="normal" officeooo:rsid="01262906" style:font-size-asian="12pt" style:font-style-asian="italic" style:font-weight-asian="normal" style:font-name-complex="Times New Roman1" style:font-size-complex="12pt" style:font-style-complex="italic" style:font-weight-complex="normal"/>
    </style:style>
    <style:style style:name="T33" style:family="text">
      <style:text-properties style:font-name="Times New Roman" fo:font-size="12pt" fo:font-style="normal" fo:font-weight="normal" officeooo:rsid="01262906"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text:span><text:span text:style-name="T2">inal Project Report</text:span></text:p>
      <text:p text:style-name="P1">Alexander Creznic</text:p>
      <text:p text:style-name="P1">Southern New Hampshire University</text:p>
      <text:p text:style-name="P3"><text:span text:style-name="T2">CS-3</text:span><text:span text:style-name="T3">5</text:span><text:span text:style-name="T4">0</text:span><text:span text:style-name="T2"> </text:span><text:span text:style-name="T3">Emerging Sys Arch &amp; Tech</text:span></text:p>
      <text:p text:style-name="P3"><text:span text:style-name="T3">Professor</text:span><text:span text:style-name="T2"> </text:span><text:span text:style-name="T3">Roland</text:span><text:span text:style-name="T2"> </text:span><text:span text:style-name="T3">Morales</text:span><text:span text:style-name="T2"> – Information Technology Adjunct Faculty</text:span></text:p>
      <text:p text:style-name="P4"><text:span text:style-name="Strong_20_Emphasis"><text:span text:style-name="T5">April </text:span></text:span><text:span text:style-name="Strong_20_Emphasis"><text:span text:style-name="T6">17</text:span></text:span><text:span text:style-name="Strong_20_Emphasis"><text:span text:style-name="T7">, 202</text:span></text:span><text:span text:style-name="Strong_20_Emphasis"><text:span text:style-name="T8">5</text:span></text:span></text:p>
      <text:p text:style-name="P5"/>
      <text:p text:style-name="P6"><text:span text:style-name="T1">F</text:span><text:span text:style-name="T2">inal Project Report</text:span></text:p>
      <text:p text:style-name="P7"><text:span text:style-name="T9">Introduction</text:span></text:p>
      <text:p text:style-name="P8"><text:span text:style-name="T2"><text:tab/></text:span><text:span text:style-name="T10">The smart thermostat project shows the </text:span><text:span text:style-name="T11">use</text:span><text:span text:style-name="T10"> of embedded systems and external, peripheral devices for temperature temperature. This product supports multiple hardware architectures, including the Raspberry Pi, Microchip (e.g., PIC32), and Freescale (e.g., i.MX series). Each of these supported devices has </text:span><text:span text:style-name="T12">differing</text:span><text:span text:style-name="T10"> </text:span><text:span text:style-name="T12">means</text:span><text:span text:style-name="T10"> for </text:span><text:span text:style-name="T12">talking</text:span><text:span text:style-name="T10"> </text:span><text:span text:style-name="T12">to</text:span><text:span text:style-name="T10"> peripherals </text:span><text:span text:style-name="T12">and</text:span><text:span text:style-name="T10"> </text:span><text:span text:style-name="T13">cloud</text:span><text:span text:style-name="T10"> connecti</text:span><text:span text:style-name="T13">on.</text:span></text:p>
      <text:p text:style-name="P9">Peripheral Support Across Architectures</text:p>
      <text:p text:style-name="P10"><text:span text:style-name="T2"><text:tab/></text:span><text:span text:style-name="T14">This thermostat interacts with several components: a red LED, blue LED, </text:span><text:span text:style-name="T15">a </text:span><text:span text:style-name="T14">16x2 LCD display, an AHT20 temperature and humidity sensor, and three buttons. On the Raspberry Pi, GPIO pins are used directly through the Rpi.GPIO or gpiozero libraries in Python, giving simple and direct control over LEDs and buttons. The I2C protocol allows communication with the AHT20 sensor and the LCD display.</text:span></text:p>
      <text:p text:style-name="P10"><text:span text:style-name="T14"><text:tab/></text:span><text:span text:style-name="T16">The Microchip architecture, </text:span><text:span text:style-name="T15">like</text:span><text:span text:style-name="T16"> the PIC32 series, supports similar components </text:span><text:span text:style-name="T15">with </text:span><text:span text:style-name="T16">its I/O ports and onboard communication modules. </text:span><text:span text:style-name="T14">Interfacing with the AHT20 sensor over I2C requires configuring I2C registers and writing appropriate device drivers</text:span><text:span text:style-name="T17"> (Microchip </text:span><text:span text:style-name="T18">Staff</text:span><text:span text:style-name="T17">, 2024)</text:span><text:span text:style-name="T14">. Microchip’s MPLAB X and Harmony framework simplify some of these processes.</text:span></text:p>
      <text:p text:style-name="P10"><text:span text:style-name="T14"><text:tab/></text:span><text:span text:style-name="T16">Freescale’s I.MX processors – commonly used in more complex, embedded Linux systems – give great peripheral support. Like the Raspberry Pi, Freescale systems can use Linux-based drivers for I2C and GPIO, allowing the use of user-space </text:span><text:span text:style-name="T15">(outside of the kernel) </text:span><text:soft-page-break/><text:span text:style-name="T16">applications to control sensors and displays </text:span><text:span text:style-name="T19">(NPX Staff, n.d.)</text:span><text:span text:style-name="T16">. </text:span><text:span text:style-name="T15">Although</text:span><text:span text:style-name="T16">, low-level interaction might still </text:span><text:span text:style-name="T20">need some</text:span><text:span text:style-name="T16"> driver configuration or kernel modules, especially for </text:span><text:span text:style-name="T20">the </text:span><text:span text:style-name="T16">critical tasks.</text:span></text:p>
      <text:p text:style-name="P11">Wi-Fi and Cloud Connectivity</text:p>
      <text:p text:style-name="P12"><text:tab/>All three architectures <text:span text:style-name="T21">have</text:span> different paths to Wi-Fi and cloud integration. The Raspberry Pi has built-in Wi-Fi and supports modern networking <text:span text:style-name="T22">(Truncale, 2021)</text:span>. With Python libraries like requests or MQTT clients, it can easily send data to cloud services or custom REST APIs.</text:p>
      <text:p text:style-name="P12"><text:tab/>Microchip microcontrollers typically require external Wi-Fi modules, such as the ESP8266 or RN171, connected over UART or SPI <text:span text:style-name="T23">(Nabto Staff, n.d.)</text:span>. Libraries and middleware provided by Microchip <text:span text:style-name="T21">allow</text:span> basic HTTP or MQTT communication, but cloud integration <text:span text:style-name="T21">needs</text:span> <text:span text:style-name="T21">a </text:span>more manual setup compared to <text:span text:style-name="T21">the</text:span> Raspberry Pi.</text:p>
      <text:p text:style-name="P12"><text:tab/>Freescale’s i.MX architecture supports onboard Wi-Fi or external modules, and <text:span text:style-name="T21">it</text:span> benefits from running a full Linux distribution. Like <text:span text:style-name="T21">the</text:span> Pi, it supports cloud connectivity using standard protocols. Advanced use cases <text:span text:style-name="T21">like </text:span>edge computing or containerized services are also possible due to its higher <text:span text:style-name="T21">greater</text:span> power and compatibility with modern cloud platforms.<text:tab/></text:p>
      <text:p text:style-name="P13">Architectural Capabilities and Code Support</text:p>
      <text:p text:style-name="P12"><text:tab/>Each architecture supports the thermostat’s logic in different ways. Raspberry Pi <text:span text:style-name="T21">gives users</text:span> a full Python environment <text:span text:style-name="T24">(Truncale, 2021)</text:span>, making it easy to prototype and manage multithreaded applications like the display manager and temperature monitor. <text:span text:style-name="T21">Aside from threading, it supports</text:span> event handling and <text:span text:style-name="T21">has </text:span><text:span text:style-name="T25">well established</text:span> libraries for hardware access.</text:p>
      <text:p text:style-name="P12"><text:soft-page-break/><text:tab/>Microchip's PIC32 uses C and offers real-time performance with precise control over timing and I/O. It is ideal for low-power and deterministic applications. <text:span text:style-name="T26">A drawback, however, is that it </text:span><text:s/>requires <text:span text:style-name="T26">a</text:span> more complex setup and lacks high-level abstractions <text:span text:style-name="T24">(</text:span><text:span text:style-name="T27">Microchip Staff, 2024)</text:span>, making development more involved.</text:p>
      <text:p text:style-name="P12"><text:tab/>Freescale’s i.MX series supports both high-level application development and real-time processing <text:span text:style-name="T26">through a</text:span> multicore architecture. Developers can split tasks across <text:span text:style-name="T26">these</text:span> cores or <text:span text:style-name="T26">use</text:span> embedded Linux <text:span text:style-name="T28">(NPX Staff, n.d.).</text:span> for managing complex peripherals and network tasks, <text:span text:style-name="T26">all</text:span> while reserving real-time functions for a dedicated core.</text:p>
      <text:p text:style-name="P14">Conclusion</text:p>
      <text:p text:style-name="P12"><text:tab/>In conclusion, the thermostat project is adaptable across all three architectures. Raspberry Pi is optimal for rapid development and prototyping; Microchip excels in resource-constrained, real-time environments; and Freescale offers a balanced platform for complex, scalable embedded systems. Understanding how each architecture supports peripherals, Wi-Fi, and code execution deepens appreciation for embedded system design and implementation.</text:p>
      <text:p text:style-name="P12"/>
      <text:p text:style-name="P15">References</text:p>
      <text:p text:style-name="P16">Microchip Staff. (June 6, 2024). <text:span text:style-name="T29">Developing applications with MPLAB Harmony v3 software framework for MPUs. </text:span><text:span text:style-name="T30">Microchip Developer Help.</text:span><text:span text:style-name="T29"> </text:span><text:span text:style-name="T30">https://developerhelp.microchip.com/xwiki/bin/view/software-tools/32-bit-harmony-v3/.</text:span></text:p>
      <text:p text:style-name="P17">Nabto Staff. <text:span text:style-name="T29">ESP8266 for IoT: A complete guide. </text:span><text:span text:style-name="T30">Nabto Blog. https://www.nabto.com/esp8266-for-iot-complete-guide/.</text:span></text:p>
      <text:p text:style-name="P18"><text:span text:style-name="T31">NPX Staff. (n.d.). </text:span><text:span text:style-name="T32">Embedded Linux for I.MX applications processors. </text:span><text:span text:style-name="T33">NPX Design. https://www.nxp.com/design/design-center/software/embedded-software/i-mx-software/embedded-linux-for-i-mx-applications-processors:IMXLINUX.</text:span></text:p>
      <text:p text:style-name="P19"><text:span text:style-name="T30">Truncale, J. (March 1, 2021). </text:span><text:span text:style-name="T29">Build a home thermostat with a Raspberry Pi.</text:span><text:span text:style-name="T30"> OpenSource. https://opensource.com/article/21/3/thermostat-raspberry-pi.</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1" fo:font-size="11pt" fo:language="en" fo:country="US"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top="0in" fo:margin-bottom="0.111in" style:contextual-spacing="false" fo:line-height="108%" fo:text-align="start" style:justify-single-word="false" fo:orphans="2" fo:widows="2" fo:text-indent="0in" style:auto-text-indent="false" style:writing-mode="lr-tb">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5in" fo:margin-top="0in" fo:margin-bottom="0.0972in" style:contextual-spacing="false" fo:line-height="115%" fo:text-indent="-0.5in" style:auto-text-indent="false">
        <style:tab-stops/>
      </style:paragraph-propertie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2" style:display-name="Heading 2" style:family="paragraph" style:parent-style-name="Heading" style:next-style-name="Text_20_body" style:default-outline-level="2" style:list-style-name="" style:class="text">
      <style:paragraph-properties fo:margin-left="0in" fo:margin-top="0.139in" fo:margin-bottom="0.0835in" style:contextual-spacing="false" fo:text-indent="0in" style:auto-text-indent="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alibri1" fo:font-family="Calibri" style:font-family-generic="roman" style:font-pitch="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style>
    <style:style style:name="ListLabel_20_13" style:display-name="ListLabel 13" style:family="text">
      <style:text-properties style:font-name="Calibri1" fo:font-family="Calibri" style:font-family-generic="roman" style:font-pitch="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style>
    <style:style style:name="ListLabel_20_16" style:display-name="ListLabel 16" style:family="text">
      <style:text-properties style:font-name="Calibri1" fo:font-family="Calibri" style:font-family-generic="roman" style:font-pitch="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1" fo:font-family="Calibri" style:font-family-generic="roman" style:font-pitch="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style>
    <style:style style:name="ListLabel_20_67" style:display-name="ListLabel 67" style:family="text">
      <style:text-properties style:font-name="Calibri1" fo:font-family="Calibri" style:font-family-generic="roman" style:font-pitch="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style>
    <style:style style:name="ListLabel_20_70" style:display-name="ListLabel 70" style:family="text">
      <style:text-properties style:font-name="Calibri1" fo:font-family="Calibri" style:font-family-generic="roman" style:font-pitch="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style>
    <style:style style:name="ListLabel_20_73" style:display-name="ListLabel 73" style:family="text">
      <style:text-properties style:font-name="Calibri1" fo:font-family="Calibri" style:font-family-generic="roman" style:font-pitch="variable"/>
    </style:style>
    <style:style style:name="ListLabel_20_74" style:display-name="ListLabel 74" style:family="text">
      <style:text-properties style:font-name="Calibri" fo:font-family="Calibri"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Calibri" fo:font-family="Calibri" style:font-pitch="variable"/>
    </style:style>
    <style:style style:name="ListLabel_20_76" style:display-name="ListLabel 76" style:family="text">
      <style:text-properties style:font-name="Calibri1" fo:font-family="Calibri" style:font-family-generic="roman" style:font-pitch="variable"/>
    </style:style>
    <style:style style:name="ListLabel_20_77" style:display-name="ListLabel 77" style:family="text">
      <style:text-properties style:font-name="Calibri" fo:font-family="Calibri"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Calibri" fo:font-family="Calibri" style:font-pitch="variable"/>
    </style:style>
    <style:style style:name="ListLabel_20_79" style:display-name="ListLabel 79" style:family="text">
      <style:text-properties style:font-name="Calibri1" fo:font-family="Calibri" style:font-family-generic="roman" style:font-pitch="variable"/>
    </style:style>
    <style:style style:name="ListLabel_20_80" style:display-name="ListLabel 80" style:family="text">
      <style:text-properties style:font-name="Calibri" fo:font-family="Calibri"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Calibri" fo:font-family="Calibri" style:font-pitch="variable"/>
    </style:style>
    <style:style style:name="ListLabel_20_82" style:display-name="ListLabel 82" style:family="text">
      <style:text-properties style:font-name="Calibri1" fo:font-family="Calibri" style:font-family-generic="roman" style:font-pitch="variable"/>
    </style:style>
    <style:style style:name="ListLabel_20_83" style:display-name="ListLabel 83" style:family="text">
      <style:text-properties style:font-name="Calibri" fo:font-family="Calibri"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Calibri" fo:font-family="Calibri" style:font-pitch="variable"/>
    </style:style>
    <style:style style:name="ListLabel_20_85" style:display-name="ListLabel 85" style:family="text">
      <style:text-properties style:font-name="Calibri1" fo:font-family="Calibri" style:font-family-generic="roman" style:font-pitch="variable"/>
    </style:style>
    <style:style style:name="ListLabel_20_86" style:display-name="ListLabel 86" style:family="text">
      <style:text-properties style:font-name="Calibri" fo:font-family="Calibri"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Calibri" fo:font-family="Calibri" style:font-pitch="variable"/>
    </style:style>
    <style:style style:name="ListLabel_20_88" style:display-name="ListLabel 88" style:family="text">
      <style:text-properties style:font-name="Calibri1" fo:font-family="Calibri" style:font-family-generic="roman" style:font-pitch="variable"/>
    </style:style>
    <style:style style:name="ListLabel_20_89" style:display-name="ListLabel 89" style:family="text">
      <style:text-properties style:font-name="Calibri" fo:font-family="Calibri"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Calibri" fo:font-family="Calibri"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style:tab-stops>
          <style:tab-stop style:position="0.2811in"/>
          <style:tab-stop style:position="6.5in" style:type="right"/>
        </style:tab-stops>
      </style:paragraph-properties>
    </style:style>
    <style:style style:name="MP2" style:family="paragraph" style:parent-style-name="Header">
      <style:text-properties style:font-name="Times New Roman" style:font-name-complex="Times New Roman1"/>
    </style:style>
    <style:style style:name="MT1" style:family="text">
      <style:text-properties style:font-name="Times New Roman" fo:font-size="12pt" style:font-size-asian="12pt" style:font-name-complex="Times New Roman1" style:font-size-complex="12pt"/>
    </style:style>
    <style:style style:name="MT2" style:family="text">
      <style:text-properties style:font-name="Times New Roman" fo:font-size="12pt" officeooo:rsid="011794d5" style:font-size-asian="12pt" style:font-name-complex="Times New Roman1" style:font-size-complex="12pt"/>
    </style:style>
    <style:style style:name="MT3" style:family="text">
      <style:text-properties style:font-name="Times New Roman" style:font-name-complex="Times New Roman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1"><text:tab/>Running Head: </text:span><text:span text:style-name="MT2">FINAL PROJECT REPORT</text:span><text:span text:style-name="MT1"><text:tab/></text:span><text:span text:style-name="MT1"><text:page-number text:select-page="current">5</text:page-number></text:span></text:p>
        <text:p text:style-name="MP2" loext:marker-style-name="MT3"/>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lexander Creznic</meta:initial-creator>
    <meta:editing-cycles>270</meta:editing-cycles>
    <meta:creation-date>2024-10-26T17:19:00</meta:creation-date>
    <dc:date>2025-04-18T13:29:17.989318149</dc:date>
    <meta:editing-duration>P3DT17H32M28S</meta:editing-duration>
    <meta:generator>LibreOffice/24.8.6.2$Linux_X86_64 LibreOffice_project/d50be90c1d90f0f90a5235ffcbbafbbfa38a83c2</meta:generator>
    <meta:document-statistic meta:table-count="0" meta:image-count="0" meta:object-count="0" meta:page-count="5" meta:paragraph-count="29" meta:word-count="668" meta:character-count="5047" meta:non-whitespace-character-count="4391"/>
    <meta:user-defined meta:name="AppVersion">16.0000</meta:user-defined>
    <meta:template xlink:type="simple" xlink:actuate="onRequest" xlink:title="Normal.dotm" xlink:href=""/>
  </office:meta>
</office:document-meta>
</file>